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9fdb5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style:font-name="Cambria" fo:font-size="12pt" fo:language="en" fo:country="US" officeooo:paragraph-rsid="0009fdb5" style:letter-kerning="false" style:font-size-asian="12pt" style:language-asian="en" style:country-asian="US" style:font-size-complex="12pt" style:language-complex="ar" style:country-complex="SA"/>
    </style:style>
    <style:style style:name="P3" style:family="paragraph" style:parent-style-name="Standard">
      <style:text-properties fo:language="mk" fo:country="MK" officeooo:paragraph-rsid="0009fdb5"/>
    </style:style>
    <style:style style:name="P4" style:family="paragraph" style:parent-style-name="Standard">
      <style:paragraph-properties fo:text-align="center" style:justify-single-word="false"/>
      <style:text-properties fo:language="en" fo:country="US" officeooo:paragraph-rsid="0009fdb5"/>
    </style:style>
    <style:style style:name="P5" style:family="paragraph" style:parent-style-name="Standard">
      <style:text-properties officeooo:paragraph-rsid="0009fdb5"/>
    </style:style>
    <style:style style:name="P6" style:family="paragraph" style:parent-style-name="Standard">
      <style:paragraph-properties fo:text-align="center" style:justify-single-word="false"/>
      <style:text-properties fo:language="mk" fo:country="MK" officeooo:paragraph-rsid="0009fdb5"/>
    </style:style>
    <style:style style:name="P7" style:family="paragraph" style:parent-style-name="Standard">
      <style:text-properties officeooo:paragraph-rsid="000af155"/>
    </style:style>
    <style:style style:name="P8" style:family="paragraph" style:parent-style-name="Heading_20_1">
      <style:text-properties fo:language="mk" fo:country="MK" officeooo:paragraph-rsid="000af155"/>
    </style:style>
    <style:style style:name="P9" style:family="paragraph" style:parent-style-name="Heading_20_3">
      <style:text-properties officeooo:paragraph-rsid="0009fdb5"/>
    </style:style>
    <style:style style:name="P10" style:family="paragraph" style:parent-style-name="Heading_20_3">
      <style:text-properties fo:language="en" fo:country="US" officeooo:paragraph-rsid="0009fdb5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mk" fo:country="MK"/>
    </style:style>
    <style:style style:name="T4" style:family="text">
      <style:text-properties fo:language="mk" fo:country="MK" fo:font-weight="normal" style:font-weight-asian="normal" style:font-weight-complex="normal"/>
    </style:style>
    <style:style style:name="T5" style:family="text">
      <style:text-properties style:use-window-font-color="true" loext:opacity="0%" fo:font-size="12pt" fo:language="mk" fo:country="MK" style:letter-kerning="false" style:font-size-asian="12pt" style:language-asian="en" style:country-asian="US" style:font-size-complex="12pt" style:language-complex="ar" style:country-complex="SA"/>
    </style:style>
    <style:style style:name="T6" style:family="text">
      <style:text-properties style:use-window-font-color="true" loext:opacity="0%" fo:font-size="12pt" fo:language="mk" fo:country="MK" fo:font-weight="normal" style:letter-kerning="false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7" style:family="text">
      <style:text-properties style:use-window-font-color="true" loext:opacity="0%" fo:font-size="12pt" fo:language="en" fo:country="US" style:letter-kerning="false" style:font-size-asian="12pt" style:language-asian="en" style:country-asian="US" style:font-size-complex="12pt" style:language-complex="ar" style:country-complex="SA"/>
    </style:style>
    <style:style style:name="T8" style:family="text">
      <style:text-properties style:use-window-font-color="true" loext:opacity="0%" fo:font-size="12pt" fo:language="en" fo:country="US" fo:font-weight="normal" style:letter-kerning="false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9" style:family="text">
      <style:text-properties fo:color="#4f81bd" loext:opacity="100%" fo:font-size="12pt" fo:language="en" fo:country="US" fo:font-weight="bold" style:letter-kerning="false" style:font-size-asian="12pt" style:language-asian="en" style:country-asian="US" style:font-weight-asian="bold" style:font-size-complex="12pt" style:language-complex="ar" style:country-complex="SA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Заклучок</text:h>
      <text:p text:style-name="P7"><text:span text:style-name="T4">Во оваа домашна е опишана </text:span><text:span text:style-name="T6">дел од</text:span><text:span text:style-name="T4"> историјата на виртуелната реалност по 2000 година. Почнувајќи од </text:span><text:span text:style-name="T2">SAS Cube (2001), </text:span><text:span text:style-name="T4">завршувајќи со </text:span><text:span text:style-name="T2">Oculus Quest 2 (2020), </text:span><text:span text:style-name="T4">очигледно е како технологијата станува се подобра и подобра. <text:s text:c="2"/>Производителите на опрема за виртуелна реалност како што се </text:span><text:span text:style-name="T2">HTC, Oculus </text:span><text:span text:style-name="T4">и </text:span><text:span text:style-name="T2">Sony, </text:span><text:span text:style-name="T4">кои важат за пионери во ВР, продолжуваат со развој на нова технологија со цел да создадат попривлечни виртуелни светови за корисниците. Некои производители работат на виртуелни платформи за социјалните медиуми и поврзување, некои развиваат возбудливи ВР игри и видеа итн.</text:span><text:span text:style-name="T2"> [4].</text:span><text:span text:style-name="T4"> </text:span><text:span text:style-name="T8">П</text:span><text:span text:style-name="T6">окрај се, можеме да заклучиме дека ВР</text:span><text:span text:style-name="T4"> се користи во различни </text:span><text:span text:style-name="T6">области</text:span><text:span text:style-name="T4"> како што се забава, игри, </text:span><text:span text:style-name="T6">се користи во медицината за тренинг на хирурзи, изведување операции итн. Потоа, може да се користи за едукација и тренинзи (пример симулатор за возење на мотор). Значи, како што технологијата станува се понапредна и понапредна, така виртуелната реалност може да се најде во се повеќе области во животот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style:contextual-spacing="false" fo:keep-together="always" fo:keep-with-next="always"/>
      <style:text-properties fo:color="#345a8a" loext:opacity="100%" style:font-name="Calibri" fo:font-family="Calibri" style:font-family-generic="roman" style:font-pitch="variable" fo:font-size="16pt" fo:font-weight="bold" style:font-name-asian="Segoe UI" style:font-family-asian="'Segoe UI'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2T22:02:57.235000000</dc:date>
    <meta:editing-duration>PT1M50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2" meta:word-count="154" meta:character-count="980" meta:non-whitespace-character-count="826"/>
  </office:meta>
</office:document-meta>
</file>